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font-size="11pt" fo:language="nb" fo:country="NO" style:font-size-asian="11pt" style:language-asian="nb" style:country-asian="NO" style:font-size-complex="11pt"/>
    </style:style>
    <style:style style:name="T3" style:family="text">
      <style:text-properties style:font-name="Calibri" fo:font-size="11pt" fo:language="fi" fo:country="FI" style:font-size-asian="11pt" style:font-size-complex="11pt"/>
    </style:style>
    <style:style style:name="T4" style:family="text">
      <style:text-properties fo:color="#252627" style:font-name="Calibri" fo:font-size="11pt" fo:letter-spacing="0.014cm" fo:language="nb" fo:country="NO" fo:background-color="#ffffff" loext:char-shading-value="0" style:font-size-asian="11pt" style:font-name-complex="Arial" style:font-size-complex="11pt"/>
    </style:style>
    <style:style style:name="T5" style:family="text">
      <style:text-properties fo:color="#252627" style:font-name="Calibri" fo:font-size="11pt" fo:letter-spacing="0.014cm" fo:background-color="#ffffff" loext:char-shading-value="0" style:font-size-asian="11pt" style:font-name-complex="Arial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RK/Kvensk</text:span></text:p>
      <text:p text:style-name="Standard"><text:span text:style-name="T1">Oversatt til kvensk av Kainun institutti - Kvensk institutt 18.01.2018 / Pirjo Paavalniemi</text:span><text:bookmark text:name="_GoBack"/></text:p>
      <text:p text:style-name="P1"/>
      <text:p text:style-name="P1"/>
      <text:p text:style-name="Standard"><text:span text:style-name="T3">Einar Benjaminsen ellää kahessa mailmassa: Yhtenä päivänä hänen ympärillä oon kristallii, valkkeita pöytätuukii ja fästaavii ihmissii Grandissa Oslossa. Toisena päivänä hän oon tervatussa jokivenheessä tahi maanpruukityössä Lemmijovenlaksossa. Uuenaikhainen ja tradisjunelli kväänin elämä.</text:span></text:p>
      <text:p text:style-name="P2"/>
      <text:p text:style-name="P2"/>
      <text:p text:style-name="P2"/>
      <text:p text:style-name="Standard"><text:span text:style-name="T4">Einar Benjaminsen lever i to verdener: En dag omgitt av krystall, hvite duker og feststemte mennesker på Grand i Oslo, den neste i en tjærebredd elvebåt eller på gårdsarbeid i Lakselvdalen. </text:span><text:span text:style-name="T5">Det moderne og det tradisjonelle kvensk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3</meta:editing-cycles>
    <meta:print-date>2007-06-07T11:27:00</meta:print-date>
    <meta:creation-date>2018-01-18T15:50:00</meta:creation-date>
    <dc:date>2019-03-04T09:29:00</dc:date>
    <meta:editing-duration>PT21M</meta:editing-duration>
    <meta:generator>LibreOffice/6.4.6.2$Linux_X86_64 LibreOffice_project/40$Build-2</meta:generator>
    <meta:document-statistic meta:table-count="0" meta:image-count="1" meta:object-count="0" meta:page-count="1" meta:paragraph-count="5" meta:word-count="83" meta:character-count="620" meta:non-whitespace-character-count="541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